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4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32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Segoe UI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508cm">
          <draw:text-box>
            <text:p text:style-name="P1"><text:span text:style-name="T1">HYMN #878</text:span></text:p>
            <text:p text:style-name="P1"><text:span text:style-name="T2">“</text:span><text:span text:style-name="T2">Abide with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4cm" svg:height="7.112cm" svg:x="1.27cm" svg:y="0.508cm">
          <draw:text-box>
            <text:p text:style-name="P4"><text:span text:style-name="T3">1. </text:span><text:span text:style-name="T4">Abide with me,</text:span></text:p>
            <text:p text:style-name="P4"><text:span text:style-name="T4">fast falls the eventide.</text:span></text:p>
            <text:p text:style-name="P4"><text:span text:style-name="T4">The darkness deepens;</text:span></text:p>
            <text:p text:style-name="P4"><text:span text:style-name="T4">Lord, with me abid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5.4cm" svg:height="7.112cm" svg:x="1.27cm" svg:y="0.508cm">
          <draw:text-box>
            <text:p text:style-name="P4"><text:span text:style-name="T4"><text:s/></text:span><text:span text:style-name="T4">When other helpers</text:span></text:p>
            <text:p text:style-name="P4"><text:span text:style-name="T4">fail and comforts flee,</text:span></text:p>
            <text:p text:style-name="P4"><text:span text:style-name="T4">Help of the helpless,</text:span></text:p>
            <text:p text:style-name="P4"><text:span text:style-name="T4">O abide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5.4cm" svg:height="7.112cm" svg:x="1.336cm" svg:y="0.508cm">
          <draw:text-box>
            <text:p text:style-name="P4"><text:span text:style-name="T3">2. </text:span><text:span text:style-name="T4">I need Thy presence</text:span></text:p>
            <text:p text:style-name="P4"><text:span text:style-name="T4">ev’ry passing hour;</text:span></text:p>
            <text:p text:style-name="P4"><text:span text:style-name="T4">What but Thy grace</text:span></text:p>
            <text:p text:style-name="P4"><text:span text:style-name="T4">can foil the tempter’s pow’r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7" draw:layer="layout" svg:width="25.4cm" svg:height="7.112cm" svg:x="1.336cm" svg:y="0.534cm">
          <draw:text-box>
            <text:p text:style-name="P1"><text:span text:style-name="T4">Who like Thyself</text:span></text:p>
            <text:p text:style-name="P1"><text:span text:style-name="T4">my guide and stay can be?</text:span></text:p>
            <text:p text:style-name="P1"><text:span text:style-name="T4">Through cloud and sunshine,</text:span></text:p>
            <text:p text:style-name="P1"><text:span text:style-name="T4">O abide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7" draw:layer="layout" svg:width="25.4cm" svg:height="7.112cm" svg:x="1.336cm" svg:y="0.508cm">
          <draw:text-box>
            <text:p text:style-name="P1"><text:span text:style-name="T3">3. </text:span><text:span text:style-name="T4">Come not in terrors,</text:span></text:p>
            <text:p text:style-name="P1"><text:span text:style-name="T4">as the King of kings,</text:span></text:p>
            <text:p text:style-name="P1"><text:span text:style-name="T4">But kind and good,</text:span></text:p>
            <text:p text:style-name="P1"><text:span text:style-name="T4">with healing in Thy wing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5" draw:layer="layout" svg:width="25.4cm" svg:height="7.112cm" svg:x="1.336cm" svg:y="0.51cm">
          <draw:text-box>
            <text:p text:style-name="P4"><text:span text:style-name="T4">Tears for all woes,</text:span></text:p>
            <text:p text:style-name="P4"><text:span text:style-name="T4">a heart for ev’ry plea.</text:span></text:p>
            <text:p text:style-name="P4"><text:span text:style-name="T4">Come, Friend of sinners,</text:span></text:p>
            <text:p text:style-name="P4"><text:span text:style-name="T4">thus abide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5" draw:layer="layout" svg:width="25.4cm" svg:height="7.112cm" svg:x="1.336cm" svg:y="0.508cm">
          <draw:text-box>
            <text:p text:style-name="P4"><text:span text:style-name="T3">4. </text:span><text:span text:style-name="T4">Swift to its close ebbs</text:span></text:p>
            <text:p text:style-name="P4"><text:span text:style-name="T4">out life’s little day;</text:span></text:p>
            <text:p text:style-name="P4"><text:span text:style-name="T4">Earth’s joys grow dim,</text:span></text:p>
            <text:p text:style-name="P4"><text:span text:style-name="T4">its glories pass awa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3" draw:text-style-name="P5" draw:layer="layout" svg:width="25.4cm" svg:height="7.112cm" svg:x="1.336cm" svg:y="0.557cm">
          <draw:text-box>
            <text:p text:style-name="P4"><text:span text:style-name="T4">Change and decay</text:span></text:p>
            <text:p text:style-name="P4"><text:span text:style-name="T4">in all around I see;</text:span></text:p>
            <text:p text:style-name="P4"><text:span text:style-name="T4">O Thou who changest not,</text:span></text:p>
            <text:p text:style-name="P4"><text:span text:style-name="T4">abide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5" draw:layer="layout" svg:width="25.4cm" svg:height="7.112cm" svg:x="1.336cm" svg:y="0.508cm">
          <draw:text-box>
            <text:p text:style-name="P4"><text:span text:style-name="T3">5. </text:span><text:span text:style-name="T4">I fear no foe</text:span></text:p>
            <text:p text:style-name="P4"><text:span text:style-name="T4">with Thee at hand to bless;</text:span></text:p>
            <text:p text:style-name="P4"><text:span text:style-name="T4">ills have no weight</text:span></text:p>
            <text:p text:style-name="P4"><text:span text:style-name="T4">and tears no bitter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3" draw:text-style-name="P5" draw:layer="layout" svg:width="25.4cm" svg:height="7.112cm" svg:x="1.336cm" svg:y="0.557cm">
          <draw:text-box>
            <text:p text:style-name="P4"><text:span text:style-name="T4">Where is death’s sting?</text:span></text:p>
            <text:p text:style-name="P4"><text:span text:style-name="T4">Where, grave, thy victory?</text:span></text:p>
            <text:p text:style-name="P4"><text:span text:style-name="T4">I triumph still if</text:span></text:p>
            <text:p text:style-name="P4"><text:span text:style-name="T4">Thou abide with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>
        <draw:frame draw:style-name="gr3" draw:text-style-name="P7" draw:layer="layout" svg:width="25.4cm" svg:height="7.112cm" svg:x="1.312cm" svg:y="0.557cm">
          <draw:text-box>
            <text:p text:style-name="P1"><text:span text:style-name="T3">6. </text:span><text:span text:style-name="T4">Hold Thou Thy cross</text:span></text:p>
            <text:p text:style-name="P1"><text:span text:style-name="T4">before my closing eyes;</text:span></text:p>
            <text:p text:style-name="P1"><text:span text:style-name="T4">Shine through the gloom,</text:span></text:p>
            <text:p text:style-name="P1"><text:span text:style-name="T4">and point me to the sk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>
        <draw:frame draw:style-name="gr4" draw:text-style-name="P7" draw:layer="layout" svg:width="25.4cm" svg:height="10.896cm" svg:x="1.336cm" svg:y="0.534cm">
          <draw:text-box>
            <text:p text:style-name="P1"><text:span text:style-name="T4">Heav’n’s morning breaks, </text:span></text:p>
            <text:p text:style-name="P1"><text:span text:style-name="T4">and earth’s vain shadows flee;</text:span></text:p>
            <text:p text:style-name="P1"><text:span text:style-name="T4">In life, in death, O Lord,</text:span></text:p>
            <text:p text:style-name="P1"><text:span text:style-name="T4">abide with me.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<text:s text:c="10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1:52:19.012000000</meta:creation-date>
    <dc:date>2019-04-25T19:29:10.111000000</dc:date>
    <meta:editing-duration>PT9M3S</meta:editing-duration>
    <meta:editing-cycles>5</meta:editing-cycles>
    <meta:generator>LibreOffice/6.1.5.2$Windows_X86_64 LibreOffice_project/90f8dcf33c87b3705e78202e3df5142b201bd805</meta:generator>
    <meta:document-statistic meta:object-count="60"/>
  </office:meta>
</office:document-meta>
</file>